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85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8.3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7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3.319cm"/>
      <style:paragraph-properties style:writing-mode="lr-tb"/>
    </style:style>
    <style:style style:name="gr6" style:family="graphic" style:parent-style-name="standard">
      <style:graphic-properties draw:stroke="none" draw:fill="none" fo:min-height="2.845cm"/>
      <style:paragraph-properties style:writing-mode="lr-tb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objectwithoutfill">
      <style:graphic-properties svg:stroke-width="0.152cm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draw:fill="none" fo:min-height="3.793cm"/>
      <style:paragraph-properties style:writing-mode="lr-tb"/>
    </style:style>
    <style:style style:name="gr10" style:family="graphic" style:parent-style-name="standard">
      <style:graphic-properties draw:stroke="none" draw:fill="none" fo:min-height="1.025cm"/>
      <style:paragraph-properties style:writing-mode="lr-tb"/>
    </style:style>
    <style:style style:name="gr11" style:family="graphic" style:parent-style-name="standard">
      <style:graphic-properties draw:stroke="none" draw:fill="none" fo:min-height="11.427cm"/>
      <style:paragraph-properties style:writing-mode="lr-tb"/>
    </style:style>
    <style:style style:name="gr12" style:family="graphic" style:parent-style-name="standard">
      <style:graphic-properties draw:stroke="none" draw:fill="none" fo:min-height="2.365cm"/>
      <style:paragraph-properties style:writing-mode="lr-tb"/>
    </style:style>
    <style:style style:name="gr13" style:family="graphic" style:parent-style-name="standard">
      <style:graphic-properties draw:stroke="none" draw:fill="none" fo:min-height="1.931cm"/>
      <style:paragraph-properties style:writing-mode="lr-tb"/>
    </style:style>
    <style:style style:name="gr14" style:family="graphic" style:parent-style-name="standard">
      <style:graphic-properties draw:stroke="none" draw:fill="none" fo:min-height="1.908cm"/>
      <style:paragraph-properties style:writing-mode="lr-tb"/>
    </style:style>
    <style:style style:name="gr15" style:family="graphic" style:parent-style-name="standard">
      <style:graphic-properties draw:stroke="none" draw:fill="none" fo:min-height="2.7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58cm" svg:height="1.361cm" svg:x="7.453cm" svg:y="3.721cm">
          <draw:text-box>
            <text:p text:style-name="P1"><text:span text:style-name="T1">Motive (3.0.0) NatNet </text:span></text:p>
            <text:p text:style-name="P1"><text:span text:style-name="T1">Server App</text:span></text:p>
          </draw:text-box>
        </draw:frame>
        <draw:frame draw:style-name="gr2" draw:text-style-name="P2" draw:layer="layout" svg:width="4.435cm" svg:height="2.621cm" svg:x="7.831cm" svg:y="5.155cm">
          <draw:text-box>
            <text:p text:style-name="P1"><text:span text:style-name="T2">Network</text:span></text:p>
            <text:p text:style-name="P1"><text:span text:style-name="T2">Mutlicast Address</text:span></text:p>
            <text:p text:style-name="P1"><text:span text:style-name="T2">239.255.42.99:1511</text:span></text:p>
            <text:p text:style-name="P1"><text:span text:style-name="T2">Unicast Address</text:span></text:p>
            <text:p text:style-name="P1"><text:span text:style-name="T2">192.168.1.231</text:span></text:p>
          </draw:text-box>
        </draw:frame>
        <draw:frame draw:style-name="gr3" draw:text-style-name="P2" draw:layer="layout" svg:width="8.838cm" svg:height="1.361cm" svg:x="1.635cm" svg:y="1.718cm">
          <draw:text-box>
            <text:p text:style-name="P1"><text:span text:style-name="T3">Direct UDP Depacketization clients</text:span><text:span text:style-name="T1"> </text:span></text:p>
          </draw:text-box>
        </draw:frame>
        <draw:frame draw:style-name="gr4" draw:text-style-name="P5" draw:layer="layout" svg:width="6.731cm" svg:height="2.467cm" svg:x="6.525cm" svg:y="15.293cm">
          <draw:text-box>
            <text:p text:style-name="P3"><text:span text:style-name="T2">NatNet_SDK_4._ubuntu </text:span></text:p>
            <text:p text:style-name="P4"><text:span text:style-name="T4">- lib/libNatNet.so </text:span><text:span text:style-name="T2">(64 bit OS)</text:span></text:p>
            <text:p text:style-name="P4"><text:span text:style-name="T2">- include/*.h</text:span></text:p>
            <text:p text:style-name="P4"><text:span text:style-name="T2">- SampleClient.cpp</text:span></text:p>
          </draw:text-box>
        </draw:frame>
        <draw:frame draw:style-name="gr5" draw:text-style-name="P6" draw:layer="layout" svg:width="6.286cm" svg:height="3.569cm" svg:x="13.383cm" svg:y="15.293cm">
          <draw:text-box>
            <text:p><text:span text:style-name="T2">NatNet_SDK_4._windows</text:span></text:p>
            <text:p><text:span text:style-name="T2">...</text:span></text:p>
            <text:p><text:span text:style-name="T2">Samples/Python/</text:span></text:p>
            <text:p><text:span text:style-name="T2"><text:s text:c="2"/></text:span><text:span text:style-name="T2">DataDescriptions.py</text:span></text:p>
            <text:p><text:span text:style-name="T2"><text:s text:c="2"/></text:span><text:span text:style-name="T2">MoCapData.py</text:span></text:p>
            <text:p><text:span text:style-name="T2"><text:s text:c="2"/></text:span><text:span text:style-name="T2">NatNetClient.py</text:span></text:p>
            <text:p><text:span text:style-name="T2"><text:s text:c="2"/></text:span><text:span text:style-name="T2">PythonSamle.py </text:span></text:p>
          </draw:text-box>
        </draw:frame>
        <draw:frame draw:style-name="gr6" draw:text-style-name="P6" draw:layer="layout" svg:width="6.096cm" svg:height="3.095cm" svg:x="13.383cm" svg:y="10.721cm">
          <draw:text-box>
            <text:p><text:span text:style-name="T2">NatNet_SDK_3.0.1._windows</text:span></text:p>
            <text:p><text:span text:style-name="T2">...</text:span></text:p>
            <text:p><text:span text:style-name="T2">Samples/Python/</text:span></text:p>
            <text:p><text:span text:style-name="T2"><text:s text:c="2"/></text:span><text:span text:style-name="T2">NatNetClient.py</text:span></text:p>
            <text:p><text:span text:style-name="T2"><text:s text:c="2"/></text:span><text:span text:style-name="T2">PythonSamle.py</text:span></text:p>
          </draw:text-box>
        </draw:frame>
        <draw:frame draw:style-name="gr7" draw:text-style-name="P6" draw:layer="layout" svg:width="5.715cm" svg:height="1.673cm" svg:x="9.573cm" svg:y="9.832cm">
          <draw:text-box>
            <text:p><text:span text:style-name="T2">paparazzi/.../natnet3.x/</text:span></text:p>
            <text:p><text:span text:style-name="T2"><text:s text:c="2"/></text:span><text:span text:style-name="T2">NatNetClient.py</text:span></text:p>
            <text:p><text:span text:style-name="T2"><text:s text:c="2"/></text:span><text:span text:style-name="T2">natnet2ivy.py </text:span></text:p>
          </draw:text-box>
        </draw:frame>
        <draw:line draw:style-name="gr8" draw:text-style-name="P7" draw:layer="layout" svg:x1="2.27cm" svg:y1="8.97cm" svg:x2="19.288cm" svg:y2="8.97cm">
          <text:p/>
        </draw:line>
        <draw:frame draw:style-name="gr9" draw:text-style-name="P6" draw:layer="layout" svg:width="5.715cm" svg:height="4.043cm" svg:x="1.774cm" svg:y="9.833cm">
          <draw:text-box>
            <text:p><text:span text:style-name="T2">vto-tools/pprz-motive/</text:span></text:p>
            <text:p><text:span text:style-name="T2"><text:s text:c="2"/></text:span><text:span text:style-name="T2">python/</text:span></text:p>
            <text:p><text:span text:style-name="T2"><text:s text:c="4"/></text:span><text:span text:style-name="T2">natnet2ivy.py </text:span></text:p>
            <text:p><text:span text:style-name="T2"><text:s text:c="2"/></text:span><text:span text:style-name="T2">src/ <text:s/></text:span></text:p>
            <text:p><text:span text:style-name="T2"><text:s text:c="4"/></text:span><text:span text:style-name="T2">natnet.c </text:span></text:p>
            <text:p><text:span text:style-name="T2"><text:s text:c="4"/></text:span><text:span text:style-name="T2">natnet2pprz.c</text:span></text:p>
            <text:p><text:span text:style-name="T2"><text:s text:c="4"/></text:span><text:span text:style-name="T2">natnet2mav.c</text:span></text:p>
            <text:p text:style-name="P8"><text:span text:style-name="T2"><text:s text:c="4"/></text:span><text:span text:style-name="T2">natnet2ivy.c</text:span></text:p>
          </draw:text-box>
        </draw:frame>
      </draw:page>
      <draw:page draw:name="page2" draw:style-name="dp1" draw:master-page-name="Default">
        <draw:frame draw:style-name="gr10" draw:text-style-name="P6" draw:layer="layout" svg:width="10.929cm" svg:height="1.275cm" svg:x="1cm" svg:y="1.129cm">
          <draw:text-box>
            <text:p><text:span text:style-name="T5">Usage:</text:span></text:p>
            <text:p><text:span text:style-name="T5">natnet2ivy.py -ac </text:span><text:span text:style-name="T5">114 114 -s </text:span><text:span text:style-name="T5">192.168.1.230 -f </text:span><text:span text:style-name="T5">10 -g</text:span></text:p>
          </draw:text-box>
        </draw:frame>
        <draw:frame draw:style-name="gr11" draw:text-style-name="P9" draw:layer="layout" svg:width="19.812cm" svg:height="11.677cm" svg:x="1.007cm" svg:y="2.404cm">
          <draw:text-box>
            <text:p><text:span text:style-name="T6"><text:s/></text:span><text:span text:style-name="T6">&lt;message </text:span><text:span text:style-name="T6">name="REMOTE_GPS_LOCA</text:span><text:span text:style-name="T6">L" id="56" link="forwarded"&gt;</text:span></text:p>
            <text:p><text:span text:style-name="T6"><text:s text:c="6"/></text:span><text:span text:style-name="T6">&lt;description&gt;</text:span></text:p>
            <text:p><text:span text:style-name="T6"><text:s text:c="8"/></text:span><text:span text:style-name="T6">Position and speed in </text:span><text:span text:style-name="T6">local frame from a remote GPS </text:span><text:span text:style-name="T6">or motion capture system</text:span></text:p>
            <text:p><text:span text:style-name="T6"><text:s text:c="8"/></text:span><text:span text:style-name="T6">Global position </text:span><text:span text:style-name="T6">transformations are handled </text:span><text:span text:style-name="T6">onboard if needed</text:span></text:p>
            <text:p><text:span text:style-name="T6"><text:s text:c="6"/></text:span><text:span text:style-name="T6">&lt;/description&gt;</text:span></text:p>
            <text:p><text:span text:style-name="T6"><text:s text:c="6"/></text:span><text:span text:style-name="T6">&lt;field name="ac_id" <text:s text:c="2"/></text:span><text:span text:style-name="T6">type="uint8"/&gt;</text:span></text:p>
            <text:p><text:span text:style-name="T6"><text:s text:c="6"/></text:span><text:span text:style-name="T6">&lt;field name="pad" <text:s text:c="4"/></text:span><text:span text:style-name="T6">type="uint8"/&gt;</text:span></text:p>
            <text:p><text:span text:style-name="T6"><text:s text:c="6"/></text:span><text:span text:style-name="T6">&lt;field name="enu_x" <text:s text:c="2"/></text:span><text:span text:style-name="T6">type="float" unit="m"/&gt;</text:span></text:p>
            <text:p><text:span text:style-name="T6"><text:s text:c="6"/></text:span><text:span text:style-name="T6">&lt;field name="enu_y" <text:s text:c="2"/></text:span><text:span text:style-name="T6">type="float" unit="m"/&gt;</text:span></text:p>
            <text:p><text:span text:style-name="T6"><text:s text:c="6"/></text:span><text:span text:style-name="T6">&lt;field name="enu_z" <text:s text:c="2"/></text:span><text:span text:style-name="T6">type="float" unit="m"/&gt;</text:span></text:p>
            <text:p><text:span text:style-name="T6"><text:s text:c="6"/></text:span><text:span text:style-name="T6">&lt;field name="enu_xd" <text:s/></text:span><text:span text:style-name="T6">type="float" unit="m/s"/&gt;</text:span></text:p>
            <text:p><text:span text:style-name="T6"><text:s text:c="6"/></text:span><text:span text:style-name="T6">&lt;field name="enu_yd" <text:s/></text:span><text:span text:style-name="T6">type="float" unit="m/s"/&gt;</text:span></text:p>
            <text:p><text:span text:style-name="T6"><text:s text:c="6"/></text:span><text:span text:style-name="T6">&lt;field name="enu_zd" <text:s/></text:span><text:span text:style-name="T6">type="float" unit="m/s"/&gt;</text:span></text:p>
            <text:p><text:span text:style-name="T6"><text:s text:c="6"/></text:span><text:span text:style-name="T6">&lt;field name="tow" <text:s text:c="4"/></text:span><text:span text:style-name="T6">type="uint32"/&gt;</text:span></text:p>
            <text:p><text:span text:style-name="T6"><text:s text:c="6"/></text:span><text:span text:style-name="T6">&lt;field name="course" <text:s/></text:span><text:span text:style-name="T6">type="float" unit="deg"/&gt;</text:span></text:p>
            <text:p><text:span text:style-name="T6">&lt;/message&gt;</text:span></text:p>
            <text:p><text:span text:style-name="T6"/></text:p>
            <text:p><text:span text:style-name="T6">&lt;message </text:span><text:span text:style-name="T6">name="GROUND_REF" </text:span><text:span text:style-name="T6">id="40"&gt;</text:span></text:p>
            <text:p><text:span text:style-name="T6"><text:s text:c="6"/></text:span><text:span text:style-name="T6">&lt;description&gt;</text:span></text:p>
            <text:p><text:span text:style-name="T6"><text:s text:c="8"/></text:span><text:span text:style-name="T6">Ground reference </text:span><text:span text:style-name="T6">provided by an external </text:span><text:span text:style-name="T6">positioning system for instance</text:span></text:p>
            <text:p><text:span text:style-name="T6"><text:s text:c="6"/></text:span><text:span text:style-name="T6">&lt;/description&gt;</text:span></text:p>
            <text:p><text:span text:style-name="T6"><text:s text:c="6"/></text:span><text:span text:style-name="T6">&lt;field name="ac_id" </text:span><text:span text:style-name="T6">type="string"&gt;Aircraft </text:span><text:span text:style-name="T6">ID&lt;/field&gt;</text:span></text:p>
            <text:p><text:span text:style-name="T6"><text:s text:c="6"/></text:span><text:span text:style-name="T6">&lt;field name="frame" </text:span><text:span text:style-name="T6">type="string" </text:span><text:span text:style-name="T6">values=”LTP_ENU"&gt;position </text:span><text:span text:style-name="T6">reference frame&lt;/field&gt;</text:span></text:p>
            <text:p><text:span text:style-name="T6"><text:s text:c="6"/></text:span><text:span text:style-name="T6">&lt;field name="pos" </text:span><text:span text:style-name="T6">type="float[3]" unit="SI (m or </text:span><text:span text:style-name="T6">deg)"&gt;position in selected </text:span><text:span text:style-name="T6">frame&lt;/field&gt;</text:span></text:p>
            <text:p><text:span text:style-name="T6"><text:s text:c="6"/></text:span><text:span text:style-name="T6">&lt;field name="speed" </text:span><text:span text:style-name="T6">type="float[3]" </text:span><text:span text:style-name="T6">unit="m/s"&gt;speed in selected </text:span><text:span text:style-name="T6">frame (LTP_NED in case of </text:span><text:span text:style-name="T6">LLA frame)&lt;/field&gt;</text:span></text:p>
            <text:p><text:span text:style-name="T6"><text:s text:c="6"/></text:span><text:span text:style-name="T6">&lt;field name="quat" </text:span><text:span text:style-name="T6">type="float[4]"&gt;Unitary </text:span><text:span text:style-name="T6">quaternion representing LTP to </text:span><text:span text:style-name="T6">BODY orientation (qi, qx, qy, </text:span><text:span text:style-name="T6">qz)&lt;/field&gt;</text:span></text:p>
            <text:p><text:span text:style-name="T6"><text:s text:c="6"/></text:span><text:span text:style-name="T6">&lt;field name="rate" </text:span><text:span text:style-name="T6">type="float[3]" unit="rad/s" </text:span><text:span text:style-name="T6">alt_unit="deg/s"&gt;Rotation </text:span><text:span text:style-name="T6">speeds in body frame&lt;/field&gt;</text:span></text:p>
            <text:p><text:span text:style-name="T6"><text:s text:c="6"/></text:span><text:span text:style-name="T6">&lt;field name="timestamp" </text:span><text:span text:style-name="T6">type="float" </text:span><text:span text:style-name="T6">unit="s"&gt;Timestamp&lt;/field&gt;</text:span></text:p>
            <text:p><text:span text:style-name="T6"><text:s text:c="4"/></text:span><text:span text:style-name="T6">&lt;/message&gt;</text:span></text:p>
          </draw:text-box>
        </draw:frame>
        <draw:frame draw:style-name="gr12" draw:text-style-name="P9" draw:layer="layout" svg:width="12.573cm" svg:height="2.615cm" svg:x="1.2cm" svg:y="15.403cm">
          <draw:text-box>
            <text:p><text:span text:style-name="T6">&lt;module name="gps" <text:s text:c="19"/>type="datalink"/&gt;</text:span></text:p>
            <text:p><text:span text:style-name="T6">&lt;module name="ins" <text:s text:c="19"/>type="gps_passthrough"/&gt;</text:span></text:p>
            <text:p><text:span text:style-name="T6">&lt;module name="ahrs" <text:s text:c="18"/>type="int_cmpl_quat"/&gt;</text:span></text:p>
            <text:p><text:span text:style-name="T6">&lt;define name="AHRS_USE_GPS_HEADING" <text:s text:c="2"/>value="TRUE"/&gt;</text:span></text:p>
            <text:p><text:span text:style-name="T6">&lt;define name="AHRS_HEADING_UPDATE_GPS_MIN_SPEED" value="0"/&gt;</text:span></text:p>
            <text:p><text:span text:style-name="T6">&lt;configure name="USE_MAGNETOMETER" <text:s text:c="3"/>value="FALSE"/&gt;</text:span></text:p>
          </draw:text-box>
        </draw:frame>
        <draw:frame draw:style-name="gr13" draw:text-style-name="P9" draw:layer="layout" svg:width="17.272cm" svg:height="2.181cm" svg:x="1.089cm" svg:y="19.675cm">
          <draw:text-box>
            <text:p><text:span text:style-name="T6">ap/generated/modules.h</text:span></text:p>
            <text:p><text:span text:style-name="T6"><text:s text:c="3"/></text:span><text:span text:style-name="T6">modules_parse_datalink()</text:span></text:p>
            <text:p><text:span text:style-name="T6"><text:s text:c="5"/></text:span><text:span text:style-name="T6">if (msg_id == DL_DESIRED_SETPOINT) { fc_read_msg(buf); }</text:span></text:p>
            <text:p><text:span text:style-name="T6"><text:s text:c="5"/></text:span><text:span text:style-name="T6">else if (msg_id == DL_REMOTE_GPS_LOCAL) </text:span><text:span text:style-name="T6">{ gps_datalink_parse_REMOTE_GPS_LOCAL(buf); }</text:span></text:p>
          </draw:text-box>
        </draw:frame>
        <draw:frame draw:style-name="gr14" draw:text-style-name="P9" draw:layer="layout" svg:width="10.922cm" svg:height="2.615cm" svg:x="0.989cm" svg:y="21.976cm">
          <draw:text-box>
            <text:p><text:span text:style-name="T6">modules/gps/gps_datalink.c</text:span></text:p>
            <text:p><text:span text:style-name="T6"><text:s text:c="3"/></text:span><text:span text:style-name="T6">struct GpsState gps_datalink</text:span></text:p>
            <text:p><text:span text:style-name="T6"><text:s text:c="3"/></text:span><text:span text:style-name="T6">gps_datalink_parse_REMOTE_GPS_LOCAL()</text:span></text:p>
            <text:p><text:span text:style-name="T6"><text:s text:c="5"/></text:span><text:span text:style-name="T6">parse_gps_datalink_local()</text:span></text:p>
            <text:p><text:span text:style-name="T6"><text:s text:c="3"/></text:span><text:span text:style-name="T6">parse_gps_datalink_local</text:span></text:p>
            <text:p><text:span text:style-name="T6"><text:s text:c="5"/></text:span><text:span text:style-name="T6">AbiSendMsgGPS(GPS_DATALINK_ID, now_ts, &amp;gps_datalink);</text:span></text:p>
          </draw:text-box>
        </draw:frame>
        <draw:frame draw:style-name="gr15" draw:text-style-name="P9" draw:layer="layout" svg:width="10.053cm" svg:height="3.009cm" svg:x="9.889cm" svg:y="25.277cm">
          <draw:text-box>
            <text:p><text:span text:style-name="T6">modules/ahrs/ahrs_int_cmpl_quat_wrapper.c</text:span></text:p>
            <text:p><text:span text:style-name="T6"><text:s text:c="2"/></text:span><text:span text:style-name="T6">ahrs_icq_register</text:span></text:p>
            <text:p><text:span text:style-name="T6"><text:s text:c="4"/></text:span><text:span text:style-name="T6">AbiBindMsgGPS(AHRS_ICQ_GPS_ID, &amp;gps_ev, gps_cb);</text:span></text:p>
            <text:p><text:span text:style-name="T6"><text:s text:c="2"/></text:span><text:span text:style-name="T6">gps_cb</text:span></text:p>
            <text:p><text:span text:style-name="T6"><text:s text:c="4"/></text:span><text:span text:style-name="T6">ahrs_icq_update_gps(gps_s);</text:span></text:p>
            <text:p text:style-name="P8"><text:span text:style-name="T6">modules/ahrs/ahrs_int_cmpl_quat.c</text:span></text:p>
            <text:p text:style-name="P8"><text:span text:style-name="T6"><text:s text:c="2"/></text:span><text:span text:style-name="T6">ahrs_icq_update_gp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1:11:33.379225590</meta:creation-date>
    <dc:date>2021-12-27T12:45:53.231509968</dc:date>
    <meta:editing-duration>PT51M19S</meta:editing-duration>
    <meta:editing-cycles>4</meta:editing-cycles>
    <meta:generator>LibreOffice/6.4.7.2$Linux_X86_64 LibreOffice_project/40$Build-2</meta:generator>
    <meta:document-statistic meta:object-count="15"/>
  </office:meta>
</office:document-meta>
</file>